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30382" calcext:value-type="float">
            <text:p>0.7330382</text:p>
          </table:table-cell>
          <table:table-cell office:value-type="float" office:value="0.0009058" calcext:value-type="float">
            <text:p>0.0009058</text:p>
          </table:table-cell>
          <table:table-cell office:value-type="float" office:value="0.7312592" calcext:value-type="float">
            <text:p>0.7312592</text:p>
          </table:table-cell>
          <table:table-cell office:value-type="float" office:value="0.7348097" calcext:value-type="float">
            <text:p>0.7348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28217" calcext:value-type="float">
            <text:p>0.2228217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2211562" calcext:value-type="float">
            <text:p>0.2211562</text:p>
          </table:table-cell>
          <table:table-cell office:value-type="float" office:value="0.2244962" calcext:value-type="float">
            <text:p>0.2244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41401" calcext:value-type="float">
            <text:p>0.0441401</text:p>
          </table:table-cell>
          <table:table-cell office:value-type="float" office:value="0.0004206" calcext:value-type="float">
            <text:p>0.0004206</text:p>
          </table:table-cell>
          <table:table-cell office:value-type="float" office:value="0.0433231" calcext:value-type="float">
            <text:p>0.0433231</text:p>
          </table:table-cell>
          <table:table-cell office:value-type="float" office:value="0.0449718" calcext:value-type="float">
            <text:p>0.0449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6:27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36:45.494000000</dc:date>
    <meta:editing-duration>PT4M45S</meta:editing-duration>
    <meta:editing-cycles>4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